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color="#ffffff" style:font-name="Consolas" fo:font-size="9.5pt" style:font-name-asian="Consolas" style:font-size-asian="9.5pt" style:font-name-complex="Consolas" style:font-size-complex="9.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åndag 7/4 2014</text:p>
      <text:p text:style-name="Standard"/>
      <text:p text:style-name="P2"><text:span text:style-name="T1"/></text:p>
      <text:p text:style-name="Standard">Implementerade idag början på MapManager, Tile och Player klasserna. </text:p>
      <text:p text:style-name="Standard">MapManager kan för tillfället rita ut en map baserad på en 2D array (som man får edita direkt i koden, dvs ingen editor än). MapManager updaterar även Player, för tillfället iaf, får se om detta kommer ske här även i framtiden, eller om det kommer en GameManager klass eller liknande.</text:p>
      <text:p text:style-name="Standard">Tileklassen håller för nuvarande bara koll på sin index position, sin textur och sin tiletype. Mha tiletypen så sättre tile'n själv rätt textur på sig själv. Tile'n ritas genom att MapManager'n räknar ut tile'ns pixelposition (genom att konvertera indexpos -&gt; pixelpos precis innan utritningen sker) och skickar den positionen till tile'ns drawfunktion.</text:p>
      <text:p text:style-name="Standard">Playerklassen kan lyssna på input (höger/vänster + hopp) och reagerar på dessa. Kollisiondetektion mot tiles verkar fungera förvånande bra. Gravity, friction och jumpPower fungerar, men behöver antagligen lite finetuning. Så länge player får in en lista över tiles den ska kollidera med så bör den själv kunna hantera kollisioner även i framtiden, men får se hur det bl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6M47S</meta:editing-duration>
    <meta:editing-cycles>3</meta:editing-cycles>
    <meta:generator>OpenOffice.org/3.3$Win32 OpenOffice.org_project/330m20$Build-9567</meta:generator>
    <dc:date>2014-04-07T23:29:46.57</dc:date>
    <meta:document-statistic meta:table-count="0" meta:image-count="0" meta:object-count="0" meta:page-count="1" meta:paragraph-count="5" meta:word-count="172" meta:character-count="1093"/>
    <dc:creator>Niklas Andersson</dc:creator>
    <meta:user-defined meta:name="Info 1"/>
    <meta:user-defined meta:name="Info 2"/>
    <meta:user-defined meta:name="Info 3"/>
    <meta:user-defined meta:name="Info 4"/>
  </office:meta>
</office:document-meta>
</file>